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e6ff00" draw:opacity="20%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83caff" draw:opacity="20%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0000ff" draw:opacity="15%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6633" draw:opacity="20%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00ae00" draw:opacity="20%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131cm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gr8" style:family="graphic" style:parent-style-name="standard">
      <style:graphic-properties draw:stroke="none" svg:stroke-color="#000000" draw:fill="none" draw:fill-color="#ffffff" fo:min-height="0.334cm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gr11" style:family="graphic" style:parent-style-name="standard">
      <style:graphic-properties draw:stroke="none" svg:stroke-color="#000000" draw:fill="none" draw:fill-color="#ffffff" fo:min-height="1.223cm"/>
    </style:style>
    <style:style style:name="gr12" style:family="graphic" style:parent-style-name="standard">
      <style:graphic-properties svg:stroke-width="0.035cm" svg:stroke-color="#660066" draw:marker-start-width="0.252cm" draw:marker-end-width="0.252cm" draw:fill-color="#000000" draw:opacity="100%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15.494cm" svg:height="8.128cm" draw:transform="skewX (-0.002617993877991) rotate (-0.00261799387917729) translate (1.762cm 3.286cm)">
          <text:p/>
        </draw:ellipse>
        <draw:ellipse draw:style-name="gr2" draw:text-style-name="P1" draw:layer="layout" svg:width="9.652cm" svg:height="6.604cm" svg:x="17.129cm" svg:y="14.978cm">
          <text:p/>
        </draw:ellipse>
        <draw:ellipse draw:style-name="gr3" draw:text-style-name="P1" draw:layer="layout" svg:width="6.985cm" svg:height="9.652cm" svg:x="20.82cm" svg:y="2.497cm">
          <text:p/>
        </draw:ellipse>
        <draw:ellipse draw:style-name="gr4" draw:text-style-name="P1" draw:layer="layout" svg:width="5.1cm" svg:height="12.446cm" draw:transform="skewX (0.15411257295107) rotate (-0.471238898039567) translate (14.873cm 6.637cm)">
          <text:p/>
        </draw:ellipse>
        <draw:ellipse draw:style-name="gr5" draw:text-style-name="P1" draw:layer="layout" svg:width="10.787cm" svg:height="7.206cm" draw:transform="skewX (0.640186769631399) rotate (-0.986809159078594) translate (10.563cm 9.263cm)">
          <text:p/>
        </draw:ellipse>
        <draw:frame draw:style-name="gr6" draw:layer="layout" svg:width="2.413cm" svg:height="0.962cm" svg:x="3.051cm" svg:y="6.28cm">
          <draw:text-box>
            <text:p>ESPN</text:p>
          </draw:text-box>
        </draw:frame>
        <draw:frame draw:style-name="gr7" draw:layer="layout" svg:width="3.81cm" svg:height="0.962cm" svg:x="4.429cm" svg:y="7.531cm">
          <draw:text-box>
            <text:p>Lakers</text:p>
          </draw:text-box>
        </draw:frame>
        <draw:frame draw:style-name="gr8" draw:text-style-name="P2" draw:layer="layout" svg:width="4.191cm" svg:height="0.962cm" svg:x="5.502cm" svg:y="9.709cm">
          <draw:text-box>
            <text:p text:style-name="P2"><text:span text:style-name="T1">realpatriots</text:span></text:p>
          </draw:text-box>
        </draw:frame>
        <draw:frame draw:style-name="gr7" draw:layer="layout" svg:width="4.753cm" svg:height="0.962cm" svg:x="8.92cm" svg:y="8.112cm">
          <draw:text-box>
            <text:p>dallascowboys</text:p>
          </draw:text-box>
        </draw:frame>
        <draw:frame draw:style-name="gr9" draw:text-style-name="P2" draw:layer="layout" svg:width="1.959cm" svg:height="1.016cm" svg:x="14.5cm" svg:y="8.639cm">
          <draw:text-box>
            <text:p><text:span text:style-name="T1">nba</text:span></text:p>
          </draw:text-box>
        </draw:frame>
        <draw:frame draw:style-name="gr7" draw:layer="layout" svg:width="4.318cm" svg:height="0.962cm" svg:x="6.969cm" svg:y="3.848cm">
          <draw:text-box>
            <text:p>MiamiHEAT</text:p>
          </draw:text-box>
        </draw:frame>
        <draw:frame draw:style-name="gr7" draw:layer="layout" svg:width="3.81cm" svg:height="0.962cm" svg:x="10.625cm" svg:y="4.556cm">
          <draw:text-box>
            <text:p>nflnetwork</text:p>
          </draw:text-box>
        </draw:frame>
        <draw:frame draw:style-name="gr9" draw:layer="layout" svg:width="3.81cm" svg:height="0.962cm" svg:x="4.294cm" svg:y="5.037cm">
          <draw:text-box>
            <text:p>KingJames</text:p>
          </draw:text-box>
        </draw:frame>
        <draw:frame draw:style-name="gr7" draw:layer="layout" svg:width="3.81cm" svg:height="0.962cm" svg:x="12.303cm" svg:y="6.007cm">
          <draw:text-box>
            <text:p>BWWings</text:p>
          </draw:text-box>
        </draw:frame>
        <draw:frame draw:style-name="gr7" draw:layer="layout" svg:width="4.807cm" svg:height="0.962cm" svg:x="6.461cm" svg:y="6.642cm">
          <draw:text-box>
            <text:p>SportsCenter</text:p>
          </draw:text-box>
        </draw:frame>
        <draw:frame draw:style-name="gr7" draw:text-style-name="P2" draw:layer="layout" svg:width="4.572cm" svg:height="0.962cm" svg:x="9.736cm" svg:y="15.008cm">
          <draw:text-box>
            <text:p text:style-name="P2"><text:span text:style-name="T1">PaulPierce34</text:span></text:p>
          </draw:text-box>
        </draw:frame>
        <draw:frame draw:style-name="gr7" draw:text-style-name="P2" draw:layer="layout" svg:width="3.81cm" svg:height="0.962cm" svg:x="10.098cm" svg:y="16.051cm">
          <draw:text-box>
            <text:p text:style-name="P2"><text:span text:style-name="T1">celtics</text:span></text:p>
          </draw:text-box>
        </draw:frame>
        <draw:frame draw:style-name="gr7" draw:layer="layout" svg:width="4.118cm" svg:height="0.962cm" svg:x="12.827cm" svg:y="11.214cm">
          <draw:text-box>
            <text:p>RajonRondo</text:p>
          </draw:text-box>
        </draw:frame>
        <draw:frame draw:style-name="gr7" draw:text-style-name="P2" draw:layer="layout" svg:width="4.191cm" svg:height="1.673cm" svg:x="7.858cm" svg:y="1.4cm">
          <draw:text-box>
            <text:p><text:span text:style-name="T1">SPORTS - GENERAL</text:span></text:p>
          </draw:text-box>
        </draw:frame>
        <draw:frame draw:style-name="gr7" draw:text-style-name="P2" draw:layer="layout" svg:width="3.81cm" svg:height="1.673cm" svg:x="17.04cm" svg:y="11.857cm">
          <draw:text-box>
            <text:p><text:span text:style-name="T1">BOSTON CELTICS</text:span></text:p>
          </draw:text-box>
        </draw:frame>
        <draw:frame draw:style-name="gr7" draw:text-style-name="P2" draw:layer="layout" svg:width="4.191cm" svg:height="1.673cm" svg:x="1.762cm" svg:y="14.313cm">
          <draw:text-box>
            <text:p><text:span text:style-name="T1">BOSTON TEAMS</text:span></text:p>
          </draw:text-box>
        </draw:frame>
        <draw:frame draw:style-name="gr7" draw:layer="layout" svg:width="3.81cm" svg:height="0.962cm" svg:x="6.053cm" svg:y="12.33cm">
          <draw:text-box>
            <text:p>RedSox</text:p>
          </draw:text-box>
        </draw:frame>
        <draw:frame draw:style-name="gr7" draw:layer="layout" svg:width="4.118cm" svg:height="0.962cm" svg:x="19.796cm" svg:y="15.794cm">
          <draw:text-box>
            <text:p>Avalanche</text:p>
          </draw:text-box>
        </draw:frame>
        <draw:frame draw:style-name="gr7" draw:layer="layout" svg:width="6.658cm" svg:height="0.962cm" svg:x="18.091cm" svg:y="18.334cm">
          <draw:text-box>
            <text:p>Denver_Broncos</text:p>
          </draw:text-box>
        </draw:frame>
        <draw:frame draw:style-name="gr10" draw:layer="layout" svg:width="4.118cm" svg:height="0.962cm" svg:x="20.504cm" svg:y="19.985cm">
          <draw:text-box>
            <text:p>RealRockies</text:p>
          </draw:text-box>
        </draw:frame>
        <draw:frame draw:style-name="gr7" draw:layer="layout" svg:width="5.588cm" svg:height="0.962cm" svg:x="22.144cm" svg:y="4.937cm">
          <draw:text-box>
            <text:p>NHLBlackhawks</text:p>
          </draw:text-box>
        </draw:frame>
        <draw:frame draw:style-name="gr7" draw:layer="layout" svg:width="4.499cm" svg:height="0.962cm" svg:x="22.444cm" svg:y="8.493cm">
          <draw:text-box>
            <text:p>ChicagoBulls</text:p>
          </draw:text-box>
        </draw:frame>
        <draw:frame draw:style-name="gr7" draw:layer="layout" svg:width="6.404cm" svg:height="0.962cm" svg:x="21.736cm" svg:y="6.472cm">
          <draw:text-box>
            <text:p>ChicagoBearscom</text:p>
          </draw:text-box>
        </draw:frame>
        <draw:frame draw:style-name="gr7" draw:layer="layout" svg:width="4.118cm" svg:height="0.962cm" svg:x="23.26cm" svg:y="3.34cm">
          <draw:text-box>
            <text:p>cubs</text:p>
          </draw:text-box>
        </draw:frame>
        <draw:frame draw:style-name="gr7" draw:layer="layout" svg:width="4.118cm" svg:height="0.962cm" svg:x="22.852cm" svg:y="10.325cm">
          <draw:text-box>
            <text:p>whitesox</text:p>
          </draw:text-box>
        </draw:frame>
        <draw:frame draw:style-name="gr7" draw:layer="layout" svg:width="5.461cm" svg:height="0.962cm" svg:x="21.701cm" svg:y="17.064cm">
          <draw:text-box>
            <text:p>denvernuggets</text:p>
          </draw:text-box>
        </draw:frame>
        <draw:frame draw:style-name="gr7" draw:text-style-name="P2" draw:layer="layout" svg:width="4.191cm" svg:height="1.673cm" svg:x="19.161cm" svg:y="1.867cm">
          <draw:text-box>
            <text:p><text:span text:style-name="T1">CHICAGO TEAMS</text:span></text:p>
          </draw:text-box>
        </draw:frame>
        <draw:frame draw:style-name="gr11" draw:text-style-name="P2" draw:layer="layout" svg:width="4.191cm" svg:height="1.673cm" svg:x="14.589cm" svg:y="19.923cm">
          <draw:text-box>
            <text:p><text:span text:style-name="T1">DENVER TEAMS</text:span></text:p>
          </draw:text-box>
        </draw:frame>
        <draw:circle draw:style-name="gr12" draw:text-style-name="P1" draw:layer="layout" svg:width="0.381cm" svg:height="0.381cm" svg:x="2.74cm" svg:y="6.569cm">
          <text:p/>
        </draw:circle>
        <draw:circle draw:style-name="gr12" draw:text-style-name="P1" draw:layer="layout" svg:width="0.381cm" svg:height="0.381cm" svg:x="3.941cm" svg:y="5.37cm">
          <text:p/>
        </draw:circle>
        <draw:circle draw:style-name="gr12" draw:text-style-name="P1" draw:layer="layout" svg:width="0.381cm" svg:height="0.381cm" svg:x="6.588cm" svg:y="4.175cm">
          <text:p/>
        </draw:circle>
        <draw:circle draw:style-name="gr12" draw:text-style-name="P1" draw:layer="layout" svg:width="0.381cm" svg:height="0.381cm" svg:x="10.243cm" svg:y="4.972cm">
          <text:p/>
        </draw:circle>
        <draw:circle draw:style-name="gr12" draw:text-style-name="P1" draw:layer="layout" svg:width="0.381cm" svg:height="0.381cm" svg:x="11.944cm" svg:y="6.273cm">
          <text:p/>
        </draw:circle>
        <draw:circle draw:style-name="gr12" draw:text-style-name="P1" draw:layer="layout" svg:width="0.381cm" svg:height="0.381cm" svg:x="8.545cm" svg:y="8.474cm">
          <text:p/>
        </draw:circle>
        <draw:circle draw:style-name="gr12" draw:text-style-name="P1" draw:layer="layout" svg:width="0.381cm" svg:height="0.381cm" svg:x="6.146cm" svg:y="6.875cm">
          <text:p/>
        </draw:circle>
        <draw:circle draw:style-name="gr12" draw:text-style-name="P1" draw:layer="layout" svg:width="0.381cm" svg:height="0.381cm" svg:x="4.047cm" svg:y="7.876cm">
          <text:p/>
        </draw:circle>
        <draw:circle draw:style-name="gr12" draw:text-style-name="P1" draw:layer="layout" svg:width="0.381cm" svg:height="0.381cm" svg:x="5.148cm" svg:y="10.077cm">
          <text:p/>
        </draw:circle>
        <draw:circle draw:style-name="gr12" draw:text-style-name="P1" draw:layer="layout" svg:width="0.381cm" svg:height="0.381cm" svg:x="5.749cm" svg:y="12.678cm">
          <text:p/>
        </draw:circle>
        <draw:circle draw:style-name="gr12" draw:text-style-name="P1" draw:layer="layout" svg:width="0.381cm" svg:height="0.381cm" svg:x="9.45cm" svg:y="15.379cm">
          <text:p/>
        </draw:circle>
        <draw:circle draw:style-name="gr12" draw:text-style-name="P1" draw:layer="layout" svg:width="0.381cm" svg:height="0.381cm" svg:x="9.651cm" svg:y="16.38cm">
          <text:p/>
        </draw:circle>
        <draw:circle draw:style-name="gr12" draw:text-style-name="P1" draw:layer="layout" svg:width="0.381cm" svg:height="0.381cm" svg:x="12.452cm" svg:y="11.581cm">
          <text:p/>
        </draw:circle>
        <draw:circle draw:style-name="gr12" draw:text-style-name="P1" draw:layer="layout" svg:width="0.381cm" svg:height="0.381cm" svg:x="14.153cm" svg:y="8.982cm">
          <text:p/>
        </draw:circle>
        <draw:circle draw:style-name="gr12" draw:text-style-name="P1" draw:layer="layout" svg:width="0.381cm" svg:height="0.381cm" svg:x="22.854cm" svg:y="3.683cm">
          <text:p/>
        </draw:circle>
        <draw:circle draw:style-name="gr12" draw:text-style-name="P1" draw:layer="layout" svg:width="0.381cm" svg:height="0.381cm" svg:x="21.755cm" svg:y="5.284cm">
          <text:p/>
        </draw:circle>
        <draw:circle draw:style-name="gr12" draw:text-style-name="P1" draw:layer="layout" svg:width="0.381cm" svg:height="0.381cm" svg:x="21.356cm" svg:y="6.785cm">
          <text:p/>
        </draw:circle>
        <draw:circle draw:style-name="gr12" draw:text-style-name="P1" draw:layer="layout" svg:width="0.381cm" svg:height="0.381cm" svg:x="22.057cm" svg:y="8.786cm">
          <text:p/>
        </draw:circle>
        <draw:circle draw:style-name="gr12" draw:text-style-name="P1" draw:layer="layout" svg:width="0.381cm" svg:height="0.381cm" svg:x="22.458cm" svg:y="10.387cm">
          <text:p/>
        </draw:circle>
        <draw:circle draw:style-name="gr12" draw:text-style-name="P1" draw:layer="layout" svg:width="0.381cm" svg:height="0.381cm" svg:x="19.559cm" svg:y="16.088cm">
          <text:p/>
        </draw:circle>
        <draw:circle draw:style-name="gr12" draw:text-style-name="P1" draw:layer="layout" svg:width="0.381cm" svg:height="0.381cm" svg:x="21.36cm" svg:y="17.389cm">
          <text:p/>
        </draw:circle>
        <draw:circle draw:style-name="gr12" draw:text-style-name="P1" draw:layer="layout" svg:width="0.381cm" svg:height="0.381cm" svg:x="17.761cm" svg:y="18.59cm">
          <text:p/>
        </draw:circle>
        <draw:circle draw:style-name="gr12" draw:text-style-name="P1" draw:layer="layout" svg:width="0.381cm" svg:height="0.381cm" svg:x="20.162cm" svg:y="20.291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.422cm" fo:page-width="30.48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07T13:14:39</meta:creation-date>
    <meta:editing-duration>PT1H3M9S</meta:editing-duration>
    <meta:editing-cycles>19</meta:editing-cycles>
    <meta:generator>OpenOffice/4.0.1$Unix OpenOffice.org_project/401m5$Build-9714</meta:generator>
    <meta:initial-creator>Bharath Pattabiraman</meta:initial-creator>
    <dc:date>2014-04-01T22:22:00</dc:date>
    <dc:creator>Bharath Pattabiraman</dc:creator>
    <meta:document-statistic meta:object-count="56"/>
  </office:meta>
</office:document-meta>
</file>